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61f7" officeooo:paragraph-rsid="001361f7"/>
    </style:style>
    <style:style style:name="P2" style:family="paragraph" style:parent-style-name="Standard">
      <style:text-properties officeooo:rsid="00169047" officeooo:paragraph-rsid="00169047"/>
    </style:style>
    <style:style style:name="P3" style:family="paragraph" style:parent-style-name="Standard">
      <style:text-properties officeooo:rsid="001361f7" officeooo:paragraph-rsid="001361f7"/>
    </style:style>
    <style:style style:name="P4" style:family="paragraph" style:parent-style-name="Standard">
      <style:text-properties officeooo:rsid="001cca27" officeooo:paragraph-rsid="001cca27"/>
    </style:style>
    <style:style style:name="P5" style:family="paragraph" style:parent-style-name="Standard">
      <style:text-properties officeooo:rsid="0018f44d" officeooo:paragraph-rsid="0018f44d"/>
    </style:style>
    <style:style style:name="P6" style:family="paragraph" style:parent-style-name="Standard">
      <style:text-properties officeooo:paragraph-rsid="001d8414"/>
    </style:style>
    <style:style style:name="P7" style:family="paragraph" style:parent-style-name="Standard">
      <style:text-properties officeooo:rsid="001eb6e8" officeooo:paragraph-rsid="001eb6e8"/>
    </style:style>
    <style:style style:name="T1" style:family="text">
      <style:text-properties officeooo:rsid="001cca27"/>
    </style:style>
    <style:style style:name="T2" style:family="text">
      <style:text-properties officeooo:rsid="001d8414"/>
    </style:style>
    <style:style style:name="T3" style:family="text">
      <style:text-properties fo:font-weight="normal"/>
    </style:style>
    <style:style style:name="T4" style:family="text">
      <style:text-properties officeooo:rsid="001eb6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 historie van programeer talen.</text:p>
      <text:p text:style-name="P1"/>
      <text:p text:style-name="P1"/>
      <text:p text:style-name="P2">waarom zijn programeer talen ontstaan?</text:p>
      <text:p text:style-name="P2"/>
      <text:p text:style-name="P2"/>
      <text:p text:style-name="P1"/>
      <text:p text:style-name="P1">de vroege jaren oud-1970</text:p>
      <text:p text:style-name="P6"><text:span text:style-name="T1">Over het algemeen </text:span><text:span text:style-name="T2">wordt “</text:span><text:span text:style-name="T3">Algorithm for the Analytical Engine”</text:span><text:span text:style-name="T2"> bescouwt als een van de alle eerste programeer talen[1]. Deze taal/</text:span><text:span text:style-name="T4">algortime</text:span><text:span text:style-name="T2"> is ontworper door Ada Lovelace in 1883 </text:span><text:span text:style-name="T4">voor de Analytical engine[2]. </text:span></text:p>
      <text:p text:style-name="P6"/>
      <text:p text:style-name="P7">Fortran is een van de oudste programeer talen die vandaag nog steeds wordt gebruikt[1]</text:p>
      <text:p text:style-name="P7">Algol was </text:p>
      <text:p text:style-name="P7">cobol: </text:p>
      <text:p text:style-name="P7">lisp:</text:p>
      <text:p text:style-name="P1"/>
      <text:p text:style-name="P1"/>
      <text:p text:style-name="P1">1970-1985</text:p>
      <text:p text:style-name="P1"/>
      <text:p text:style-name="P1">1985-2000</text:p>
      <text:p text:style-name="P1"/>
      <text:p text:style-name="P1">2000-2010</text:p>
      <text:p text:style-name="P1"/>
      <text:p text:style-name="P1">2010-nu</text:p>
      <text:p text:style-name="P1"/>
      <text:p text:style-name="P2">conclusie:</text:p>
      <text:p text:style-name="P2"/>
      <text:p text:style-name="P2">de meeste talen zijn bestaan uit een bepaalde behoefte en die zijn langzaam vervangen</text:p>
      <text:p text:style-name="P2"/>
      <text:p text:style-name="P2"/>
      <text:p text:style-name="P5">hooftvraag waarom zijn programeer talen ontstaan?</text:p>
      <text:p text:style-name="P5"/>
      <text:p text:style-name="P4">[1]: <text:a xlink:type="simple" xlink:href="https://www.learnacademy.org/blog/first-programming-language-use-microsoft-apple/" text:style-name="Internet_20_link" text:visited-style-name="Visited_20_Internet_20_Link">https://www.learnacademy.org/blog/first-programming-language-use-microsoft-apple/</text:a></text:p>
      <text:p text:style-name="P7">[2]: https://www.britannica.com/technology/Analytical-Engi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3:39:11.084727241</meta:creation-date>
    <dc:date>2021-12-17T15:19:28.138870317</dc:date>
    <meta:editing-duration>PT32M4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92" meta:character-count="735" meta:non-whitespace-character-count="657"/>
  </office:meta>
</office:document-meta>
</file>